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89cm" svg:height="2.112cm" svg:x="2.54cm" svg:y="7.288cm">
          <text:p text:style-name="P1"><text:span text:style-name="T1">Motion-Tree Partition</text:span></text:p>
          <text:p text:style-name="P1"><text:span text:style-name="T1">[equivalence class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8.89cm" svg:height="2.112cm" svg:x="13.824cm" svg:y="7.266cm">
          <text:p text:style-name="P2"><text:span text:style-name="T2">Sampling-based</text:span></text:p>
          <text:p text:style-name="P2"><text:span text:style-name="T2">Tree 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89cm" svg:height="2.112cm" svg:x="13.816cm" svg:y="3.556cm">
          <text:p text:style-name="P1"><text:span text:style-name="T1">Heuristic Co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89cm" svg:height="2.112cm" svg:x="2.54cm" svg:y="3.576cm">
          <text:p text:style-name="P2"><text:span text:style-name="T2">Probabilistic Roadmap</text:span></text:p>
          <text:p text:style-name="P2"><text:span text:style-name="T2">Abstrac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985cm" svg:y1="5.688cm" svg:x2="6.985cm" svg:y2="7.288cm" draw:start-shape="id1" draw:start-glue-point="2" draw:end-shape="id2" draw:end-glue-point="0" svg:d="M6985 5688v1600" svg:viewBox="0 0 1 1601">
          <text:p/>
        </draw:connector>
        <draw:connector draw:style-name="gr3" draw:text-style-name="P3" draw:layer="layout" draw:type="line" svg:x1="13.824cm" svg:y1="8.322cm" svg:x2="11.43cm" svg:y2="8.344cm" draw:start-shape="id3" draw:start-glue-point="3" draw:end-shape="id2" draw:end-glue-point="1" svg:d="M13824 8322l-2394 22" svg:viewBox="0 0 2395 23">
          <text:p/>
        </draw:connector>
        <draw:connector draw:style-name="gr3" draw:text-style-name="P3" draw:layer="layout" draw:type="line" svg:x1="11.43cm" svg:y1="4.632cm" svg:x2="13.816cm" svg:y2="4.612cm" draw:start-shape="id1" draw:start-glue-point="1" draw:end-shape="id4" draw:end-glue-point="3" svg:d="M11430 4632l2386-20" svg:viewBox="0 0 2387 21">
          <text:p/>
        </draw:connector>
        <draw:connector draw:style-name="gr3" draw:text-style-name="P3" draw:layer="layout" draw:type="line" svg:x1="18.261cm" svg:y1="5.668cm" svg:x2="18.269cm" svg:y2="7.266cm" draw:start-shape="id4" draw:start-glue-point="2" draw:end-shape="id3" draw:end-glue-point="0" svg:d="M18261 5668l8 1598" svg:viewBox="0 0 9 1599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4:16:34.868454583</meta:creation-date>
    <dc:date>2014-09-10T14:36:30.779512460</dc:date>
    <meta:editing-duration>PT4M10S</meta:editing-duration>
    <meta:editing-cycles>1</meta:editing-cycles>
    <meta:document-statistic meta:object-count="31"/>
    <meta:generator>LibreOffice/4.2.3.3$Linux_X86_64 LibreOffice_project/420m0$Build-3</meta:generator>
  </office:meta>
</office:document-meta>
</file>